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6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106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nalysis of Mortality Rate of Children Under Five Years of Age</text:p>
          </draw:text-box>
        </draw:frame>
        <draw:frame presentation:style-name="pr2" draw:text-style-name="P1" draw:layer="layout" svg:width="26cm" svg:height="13.686cm" svg:x="1.4cm" svg:y="4.914cm" presentation:class="subtitle" presentation:user-transformed="true">
          <draw:text-box>
            <text:p/>
            <text:p/>
            <text:p/>
            <text:p/>
            <text:p/>
            <text:p><text:tab/><text:tab/><text:tab/><text:tab/><text:tab/><text:tab/><text:tab/><text:tab/><text:tab/>Sidhant Deka</text:p>
            <text:p><text:tab/><text:tab/><text:tab/><text:tab/><text:tab/><text:tab/><text:tab/><text:tab/><text:tab/>(161046027)</text:p>
            <text:p><text:tab/><text:tab/><text:tab/><text:tab/><text:tab/><text:tab/><text:tab/><text:tab/><text:tab/>Deepak Umesh</text:p>
            <text:p><text:tab/><text:tab/><text:tab/><text:tab/><text:tab/><text:tab/><text:tab/><text:tab/><text:tab/>(161046026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6.293cm" svg:x="1.4cm" svg:y="0.8cm" presentation:class="outline" presentation:user-transformed="true">
          <draw:text-box>
            <text:list text:style-name="L2">
              <text:list-header>
                <text:p><text:span text:style-name="T1">Phases of Project:</text:span></text:p>
              </text:list-header>
            </text:list>
            <text:list text:style-name="L3">
              <text:list-item>
                <text:p>Data Collection</text:p>
              </text:list-item>
              <text:list-item>
                <text:p>Data Selection</text:p>
              </text:list-item>
            </text:list>
            <text:list text:style-name="L4">
              <text:list-item>
                <text:p>Data Analysis</text:p>
              </text:list-item>
              <text:list-item>
                <text:p>Data Visual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5.893cm" svg:x="1.4cm" svg:y="1.2cm" presentation:class="outline" presentation:user-transformed="true">
          <draw:text-box>
            <text:list text:style-name="L5">
              <text:list-header>
                <text:p>Data Source:</text:p>
              </text:list-header>
            </text:list>
            <text:list text:style-name="L3">
              <text:list-item>
                <text:p>data.unicef.org/wp-content/uploads/2015/12/U5MR_mortality_rate_39.xlsx</text:p>
              </text:list-item>
              <text:list-item>
                <text:p>data.unicef.org/wp-content/uploads/2015/12/U5MR_deaths_40.xlsx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5.893cm" svg:x="1.4cm" svg:y="1.2cm" presentation:class="outline" presentation:user-transformed="true">
          <draw:text-box>
            <text:list text:style-name="L4">
              <text:list-header>
                <text:p>Tools Used:</text:p>
              </text:list-header>
              <text:list-item>
                <text:p>Python</text:p>
              </text:list-item>
              <text:list-item>
                <text:p>Pandas</text:p>
              </text:list-item>
              <text:list-item>
                <text:p>Matplotlib</text:p>
              </text:list-item>
              <text:list-item>
                <text:p>nvd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6.199cm" svg:height="16.6cm" svg:x="0.801cm" svg:y="0.2cm" presentation:class="outline" presentation:user-transformed="true">
          <draw:text-box>
            <text:list text:style-name="L4">
              <text:list-header>
                <text:p>Visualizations:</text:p>
              </text:list-header>
              <text:list-item>
                <text:p><text:a xlink:href="../pro_new/pen_2/final_2/40/asia.html" xlink:type="simple">file:///home/sidhant/pro_new/pen_2/final_2/40/asia.html</text:a></text:p>
              </text:list-item>
              <text:list-item>
                <text:p><text:a xlink:href="../pro_new/pen_2/final_2/asia_linegraph.html" xlink:type="simple">file:///home/sidhant/pro_new/pen_2/final_2/asia_linegraph.html</text:a></text:p>
              </text:list-item>
              <text:list-item>
                <text:p><text:a xlink:href="../pro_new/pen_2/final_2/china.html" xlink:type="simple">file:///home/sidhant/pro_new/pen_2/final_2/china.html</text:a></text:p>
              </text:list-item>
              <text:list-item>
                <text:p><text:a xlink:href="../pro_new/pen_2/final_2/india.html" xlink:type="simple">file:///home/sidhant/pro_new/pen_2/final_2/india.html</text:a></text:p>
              </text:list-item>
              <text:list-item>
                <text:p><text:a xlink:href="../pro_new/pen_2/final_2/india_vs_china.html" xlink:type="simple">file:///home/sidhant/pro_new/pen_2/final_2/india_vs_china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106cm" svg:x="1.2cm" svg:y="1cm" presentation:class="title" presentation:user-transformed="true">
          <draw:text-box>
            <text:p>Inferences</text:p>
          </draw:text-box>
        </draw:frame>
        <draw:frame presentation:style-name="pr4" draw:layer="layout" svg:width="25.199cm" svg:height="12.693cm" svg:x="1.4cm" svg:y="4.4cm" presentation:class="outline" presentation:user-transformed="true">
          <draw:text-box>
            <text:list text:style-name="L4">
              <text:list-item>
                <text:p>China met their Millenium Development Goal (MDG-4) by decreasing their <text:s/>Child Mortality rate by 81.4%</text:p>
              </text:list-item>
              <text:list-item>
                <text:p>India are still lagging behind their Millenium Development Goal(MDG-4) with a decreasing rate of 62.4%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494cm" presentation:class="title" presentation:user-transformed="true">
          <draw:text-box>
            <text:p>Steps taken by China to reduce child mortality rate</text:p>
          </draw:text-box>
        </draw:frame>
        <draw:frame presentation:style-name="pr4" draw:layer="layout" svg:width="25.199cm" svg:height="11.493cm" svg:x="1.4cm" svg:y="5.6cm" presentation:class="outline" presentation:user-transformed="true">
          <draw:text-box>
            <text:list text:style-name="L4">
              <text:list-item>
                <text:p>Extreme poverty rate declined by more than half.</text:p>
              </text:list-item>
              <text:list-item>
                <text:p>Lack of access to improved sources of water declined by half.</text:p>
              </text:list-item>
              <text:list-item>
                <text:p>Undernourished people rate decreased by more than 55%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a xlink:href="https://github.com/deepz7/Mini-Project" xlink:type="simple">https://github.com/deepz7/Mini-Project</text:a></text:p>
              </text:list-item>
              <text:list-item>
                <text:p><text:a xlink:href="https://github.com/sidhant09/Analysis-of-Child-Mortality-rate-for-Asian-Regions" xlink:type="simple">https://github.com/sidhant09/Analysis-of-Child-Mortality-rate-for-Asian-Region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/>
                <text:p><text:s text:c="17"/>Thank You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 style:writing-mode="lr-tb"/>
      <style:text-properties fo:font-size="4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03:35:10.371656309</meta:creation-date>
    <dc:date>2017-04-07T14:53:38.327374822</dc:date>
    <meta:editing-duration>PT1H40M15S</meta:editing-duration>
    <meta:editing-cycles>18</meta:editing-cycles>
    <meta:generator>LibreOffice/5.2.2.2$Linux_X86_64 LibreOffice_project/20m0$Build-2</meta:generator>
    <meta:document-statistic meta:object-count="51"/>
  </office:meta>
</office:document-meta>
</file>